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项目功能详细说明</text:p>
      <text:p text:style-name="P1"/>
      <text:p text:style-name="P2">一、用户注册</text:p>
      <text:p text:style-name="P2"/>
      <text:p text:style-name="P2">功能说明：</text:p>
      <text:p text:style-name="P2"><text:s text:c="7"/>用户注册用于记录用户的注册信息和其它个人信息，注册信息分为两部分保存，第一部分只保留邮箱，密码信息，第二部分保留相对比较详细的用户个人信息。</text:p>
      <text:p text:style-name="P2"><text:s text:c="7"/>用户可以提供豆瓣和新浪微博的访问授权，用于向豆瓣，新浪微博共享内容。</text:p>
      <text:p text:style-name="P2"/>
      <text:p text:style-name="P2">功能页面：</text:p>
      <text:p text:style-name="P2"><text:s text:c="7"/>用户登录、注册页面（即网站首页）。</text:p>
      <text:p text:style-name="P2"><text:s text:c="7"/>用户详细个人信息编辑页面，浏览页面。</text:p>
      <text:p text:style-name="P2"><text:s text:c="7"/>豆瓣授权功能页面。</text:p>
      <text:p text:style-name="P2"><text:s text:c="7"/>新浪微博授权功能页面。</text:p>
      <text:p text:style-name="P2"/>
      <text:p text:style-name="P2">二、图书搜索</text:p>
      <text:p text:style-name="P2"/>
      <text:p text:style-name="P2">功能说明：</text:p>
      <text:p text:style-name="P2"><text:s text:c="7"/>用户搜索想要阅读的图书，查询相关信息。或者用户在发布漂书信息时，可以向豆瓣搜索获取图书信息。</text:p>
      <text:p text:style-name="P2"/>
      <text:p text:style-name="P2">功能页面：</text:p>
      <text:p text:style-name="P2"><text:s text:c="7"/>图书搜索页面（接受漂书功能页面）。</text:p>
      <text:p text:style-name="P2"><text:s text:c="7"/>豆瓣检索（漂书信息发布页面内置改功能）。</text:p>
      <text:p text:style-name="P2"/>
      <text:p text:style-name="P2">三、发布漂书信息</text:p>
      <text:p text:style-name="P2"/>
      <text:p text:style-name="P2">功能说明：</text:p>
      <text:p text:style-name="P2"><text:soft-page-break/><text:s text:c="7"/>用户提供进行交换的图书，向豆瓣检索图书信息，然后向系统存储图书数据。</text:p>
      <text:p text:style-name="P2"/>
      <text:p text:style-name="P2">功能页面：</text:p>
      <text:p text:style-name="P2"><text:s text:c="7"/>图书信息查询页面。</text:p>
      <text:p text:style-name="P2"><text:s text:c="7"/>图书信息浏览页面。</text:p>
      <text:p text:style-name="P2"><text:s text:c="7"/>图书信息编辑页面。</text:p>
      <text:p text:style-name="P2"><text:s text:c="7"/>漂书信息发布页面。</text:p>
      <text:p text:style-name="P2"/>
      <text:p text:style-name="P2">四、接受漂书</text:p>
      <text:p text:style-name="P2"/>
      <text:p text:style-name="P2">功能说明：</text:p>
      <text:p text:style-name="P2"><text:s text:c="7"/>用户查询到合适的图书后，点击接受漂书的按钮。系统会向图书所在的用户发布信息，提示有用户想接受漂书。</text:p>
      <text:p text:style-name="P2"/>
      <text:p text:style-name="P2">功能页面：</text:p>
      <text:p text:style-name="P2"><text:s text:c="7"/>图书查询界面。</text:p>
      <text:p text:style-name="P2"><text:s text:c="7"/>接受漂书信息提示页面（可作为弹出窗口）。</text:p>
      <text:p text:style-name="P2"/>
      <text:p text:style-name="P2">五、读书笔记</text:p>
      <text:p text:style-name="P2"/>
      <text:p text:style-name="P2">功能说明：</text:p>
      <text:p text:style-name="P2"><text:s text:c="7"/>用户在阅读图书以后，发布阅读笔记，读后感。通过这种方式在网站显示图书漂流的路径，以及与书友进行交流。</text:p>
      <text:p text:style-name="P2"/>
      <text:p text:style-name="P2">功能页面：</text:p>
      <text:p text:style-name="P2"><text:s text:c="7"/>图书漂流路径展示页面+。</text:p>
      <text:p text:style-name="P2"><text:s text:c="7"/>阅读笔记编辑页面。</text:p>
      <text:p text:style-name="P2"><text:s text:c="7"/>阅读笔记浏览页面。</text:p>
      <text:p text:style-name="P2"/>
      <text:p text:style-name="P2"><text:soft-page-break/>六、点评笔记</text:p>
      <text:p text:style-name="P2"/>
      <text:p text:style-name="P2">功能说明：</text:p>
      <text:p text:style-name="P2"><text:s text:c="7"/>用户在阅读其他人的阅读笔记以后，可以发布感言，点评，与笔记发布者进行互动。</text:p>
      <text:p text:style-name="P2"/>
      <text:p text:style-name="P2">功能页面：</text:p>
      <text:p text:style-name="P2"><text:s text:c="7"/>快速发布点评页面（阅读笔记浏览页面内置）。</text:p>
      <text:p text:style-name="P2"><text:s text:c="7"/>点评信息编辑页面。</text:p>
      <text:p text:style-name="P2"><text:s text:c="7"/>点评信息发布通知（可以不单独配置页面）。</text:p>
      <text:p text:style-name="P2"/>
      <text:p text:style-name="P2">七、站内邮件</text:p>
      <text:p text:style-name="P2"/>
      <text:p text:style-name="P2">功能说明：</text:p>
      <text:p text:style-name="P2"><text:s text:c="7"/>用户之间站内交流的主要方式，向用户发站内信，接受站内信，浏览信件。</text:p>
      <text:p text:style-name="P2"/>
      <text:p text:style-name="P2">功能页面：</text:p>
      <text:p text:style-name="P2"><text:s text:c="7"/>收件箱，发件箱页面。</text:p>
      <text:p text:style-name="P2"><text:s text:c="7"/>邮件内容编辑页面。</text:p>
      <text:p text:style-name="P2"><text:s text:c="7"/>邮件内容浏览页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8-26T13:32:29</meta:creation-date>
    <dc:date>2012-09-23T09:21:22</dc:date>
    <dc:creator>Deng Chao</dc:creator>
    <meta:editing-duration>PT49M18S</meta:editing-duration>
    <meta:editing-cycles>3</meta:editing-cycles>
    <meta:generator>LibreOffice/3.5$Linux_X86_64 LibreOffice_project/350m1$Build-403</meta:generator>
    <meta:document-statistic meta:table-count="0" meta:image-count="0" meta:object-count="0" meta:page-count="3" meta:paragraph-count="51" meta:word-count="366" meta:character-count="950" meta:non-whitespace-character-count="757"/>
  </office:meta>
</office:document-meta>
</file>